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text:date style:data-style-name="N76" text:date-value="2013-10-17T18:58:31.99" text:fixed="true">October 17, 2013</text:date></text:p>
      <text:p text:style-name="Standard">CS391 – 001</text:p>
      <text:p text:style-name="Standard"/>
      <text:p text:style-name="P1">Ebook Censorship</text:p>
      <text:p text:style-name="P1"/>
      <text:p text:style-name="P2">This last week Amazon, Barnes &amp; Nobel, and Kobo all took down large amounts of erotica ebooks from their online stores. This was in response to objections raised from <text:span text:style-name="T1">The Kernel</text:span><text:span text:style-name="T2">, </text:span><text:span text:style-name="T2">a UK based online magazine,</text:span><text:span text:style-name="T2"> </text:span><text:span text:style-name="T2">that</text:span> Amazon and other publishers were offering ebooks containing sexually explicit material. Most of these ebooks are self-published, and have already passed Amazon and the other publisher's screening process.</text:p>
      <text:p text:style-name="P2"><text:tab/>The Kernel writes that, “Extreme material of this nature does not appear in search results on Amazon’s website. Users must know a direct link to the page selling that title, or browse a directory on another website.” Such content was found by the BBC, “...on Amazon's store, the search function automatically suggested explicit topics to users typing seemingly innocuous keywords - without age verification taking place.” The major objections to this material is that it is not only illegal in the UK, but also easily available to children.</text:p>
      <text:p text:style-name="P2"/>
      <text:p text:style-name="P2">Was it ethical for the publisher's to censor the content by removing it from their stores? This question will be answered by comparing the ethical outputs of Social Contract theory and Rule Utilitarianism.</text:p>
      <text:p text:style-name="P2"/>
      <text:p text:style-name="P2"><text:span text:style-name="T3">Social Contract</text:span> theory works on the assumption that there is some social contract everyone has agreed to follow, and morals are upheld and exist within this framework. Part of Social Contract theory includes Mill's principle of harm. This principle, in relation to censorship, would say that the publisher's intervention was justifiable because it prevented harm to children, and was not for their own good. Another Social Contract involved is Kindle's Content Guidelines: “We reserve the right to make judgments about whether content is appropriate and to choose not to offer it.” “We don't accept pornography or offensive depictions of graphic sexual acts.“ “What we deem offensive is probably about what you would expect.”</text:p>
      <text:p text:style-name="P2"/>
      <text:p text:style-name="P2">Another social contract is the Obscene Publications Act (OPA) which, in summary, says “Publishers have a duty to protect the public from accidentally encountering material that could outrage public decency.”</text:p>
      <text:p text:style-name="P2"><text:span text:style-name="T1">Overall</text:span> Social Contract theory would say what they did was ethical.</text:p>
      <text:p text:style-name="P2"/>
      <text:p text:style-name="P2"><text:span text:style-name="T3">Rule Utilitarianism's </text:span><text:span text:style-name="T4">perspective is that</text:span> there is a moral rule dealing with consequences, that when followed, may provide more harm then good. The moral rule here is: publishers are allowed to censor content that is unsuitable for children.</text:p>
      <text:p text:style-name="P2"><text:tab/>Benefits: Since children are easily influenced, they should not have access to adult material or content. Removing this content from the store, will make sure that children never see it or have access to it.</text:p>
      <text:p text:style-name="P2"><text:tab/>Consequences: If publishers, not parents, are the gate keepers to the information our children can access, then they are also the gate keepers to the information we can access. </text:p>
      <text:p text:style-name="P2"/>
      <text:p text:style-name="P5">Overall<text:span text:style-name="T2"> Rule Utilitarianism would say what they did was unethical.</text:span></text:p>
      <text:p text:style-name="P2"/>
      <text:p text:style-name="P3">Moral Judgment</text:p>
      <text:p text:style-name="P2"/>
      <text:p text:style-name="P2">Though Mill's principle is correct, there was no direct involvement of children, but only perceived <text:soft-page-break/>harm, since the two accounts of how accessible the content was is contradictory.</text:p>
      <text:p text:style-name="P2"/>
      <text:p text:style-name="P2"/>
      <text:p text:style-name="P2">This affects me as I have a child on the way. I will be concerned about what that child may or may not be exposed to...</text:p>
      <text:p text:style-name="P2"/>
      <text:p text:style-name="P2">Wilson, J: “Tech behemoths are often criticised for their censorious attitude towards pornographic content.”</text:p>
      <text:p text:style-name="P1"/>
      <text:p text:style-name="P1"/>
      <text:p text:style-name="P1">References</text:p>
      <text:p text:style-name="P1"/>
      <text:p text:style-name="P2">Wall, M. Lee, D. Amazon Removes Abuse-Themed E-books from Store.</text:p>
      <text:p text:style-name="P2"><text:tab/><text:a xlink:type="simple" xlink:href="http://www.bbc.co.uk/news/technology-24491723">http://www.bbc.co.uk/news/technology-24491723</text:a></text:p>
      <text:p text:style-name="P2"><text:tab/>12 October 2013.</text:p>
      <text:p text:style-name="P2"/>
      <text:p text:style-name="P2">Daudelin, D. Throwing the Baby Out With The Bathwater: Censorship in Self Publishing is On the <text:tab/>Rise. <text:tab/><text:a xlink:type="simple" xlink:href="http://daliadaudelin.com/blog/2013/10/16/throwing-the-baby-out-with-the-bathwater-censorship">http://daliadaudelin.com/blog/2013/10/16/throwing-the-baby-out-with-the-bathwater-censorship</text:a><text:tab/><text:a xlink:type="simple" xlink:href="http://daliadaudelin.com/blog/2013/10/16/throwing-the-baby-out-with-the-bathwater-censorship-in-self-publishing-is-on-the-rise">-in-self-publishing-is-on-the-rise</text:a></text:p>
      <text:p text:style-name="P2"><text:tab/>16 October 2013.</text:p>
      <text:p text:style-name="P2"/>
      <text:p text:style-name="P2">Wilson, J. How Amazon Cashes in on Kindle Filth.</text:p>
      <text:p text:style-name="P2"><text:tab/><text:a xlink:type="simple" xlink:href="http://www.kernelmag.com/features/report/exclusive/5961/how-amazon-cashes-in-on-kindle-filt">http://www.kernelmag.com/features/report/exclusive/5961/how-amazon-cashes-in-on-kindle-filt</text:a><text:tab/><text:a xlink:type="simple" xlink:href="http://www.kernelmag.com/features/report/exclusive/5961/how-amazon-cashes-in-on-kindle-filth/">h/</text:a></text:p>
      <text:p text:style-name="P2"><text:tab/>9 October 2013.</text:p>
      <text:p text:style-name="P2"/>
      <text:p text:style-name="P2">Amazon. Kindle Content Guidelines.</text:p>
      <text:p text:style-name="P2"><text:tab/><text:a xlink:type="simple" xlink:href="https://kdp.amazon.com/self-publishing/help?topicId=A2TOZW0SV7IR1U">https://kdp.amazon.com/self-publishing/help?topicId=A2TOZW0SV7IR1U</text:a></text:p>
      <text:p text:style-name="P2"><text:tab/>Retrieved: 18 Octo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8:56:49</meta:creation-date>
    <meta:generator>LibreOffice/3.5$Linux_x86 LibreOffice_project/350m1$Build-2</meta:generator>
    <dc:date>2013-10-18T09:30:43</dc:date>
    <meta:editing-duration>PT30S</meta:editing-duration>
    <meta:editing-cycles>4</meta:editing-cycles>
    <dc:creator>Trevor Bramwell</dc:creator>
    <meta:document-statistic meta:table-count="0" meta:image-count="0" meta:object-count="0" meta:page-count="2" meta:paragraph-count="30" meta:word-count="592" meta:character-count="4005" meta:non-whitespace-character-count="3430"/>
  </office:meta>
</office:document-meta>
</file>